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indent="0.4916in"/>
    </style:style>
    <style:style style:name="P3" style:parent-style-name="Normal" style:family="paragraph">
      <style:paragraph-properties fo:text-indent="0.4916in"/>
    </style:style>
    <style:style style:name="P4" style:parent-style-name="Normal" style:family="paragraph">
      <style:paragraph-properties fo:text-indent="0.4916in"/>
    </style:style>
  </office:automatic-styles>
  <office:body>
    <office:text text:use-soft-page-breaks="true">
      <text:p text:style-name="P1">Prezada família,</text:p>
      <text:p text:style-name="Normal"><text:tab/>O meu nome é Rodrigo Araújo<text:s/>e escrevo esta carta com o objetivo de transmitir uma mensagem de consolo e esperança. Muitos dos adoradores de Deus do passado travaram guerras, isso mostra que Deus apoia a guerra?<text:s/>Qual é a sua opinião? Será que a aprova<text:s/>ou<text:s/>desaprova? Saber<text:s/>a resposta a estas perguntas<text:s/>pode influenciar a maneira como encaramos<text:s/>a guerra.<text:s/>Imaginemos que ambos os lados teriam pedido uma bênção divina. Neste caso,<text:s/>acha que Deus iria apoiar algum deles?<text:s/></text:p>
      <text:p text:style-name="P2">Até hoje, o conceito de Deus sobre a guerra não mudou. Ele ainda encara a guerra como um meio legítimo de acabar com a maldade e a opressão. Mas, assim como ao longo dos séculos, apenas Deus tem o direito de determinar quando uma guerra deve acontecer e quem deve participar nela.<text:s/></text:p>
      <text:p text:style-name="P3">Atualmente, as nações<text:s/>que guerreiam<text:s/>muitas vezes recorrem a Deus em busca de ajuda. Mas ele não toma nenhum lado nessas guerras. Na Bíblia, Deus deixa bem claro: “Não retribuam a ninguém<text:s/>o<text:s/>mal com<text:s/>o<text:s/>mal.” E acrescenta: “Não se vinguem.” (Romanos 12:17, 19).</text:p>
      <text:p text:style-name="P4">Tendo isto em mente, acha que é possível haver paz algum dia na Terra toda? Posso responder a esta pergunta da próxima vez que nos contactar, se estiver interessado.</text:p>
      <text:p text:style-name="Normal">Com os melhores cumprimentos,</text:p>
      <text:p text:style-name="Normal">Rodrigo Araújo, Samuel Bernardo e Hugo Gom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drigo Araújo</meta:initial-creator>
    <dc:creator>Rodrigo Araújo</dc:creator>
    <meta:creation-date>2022-02-27T11:05:00Z</meta:creation-date>
    <dc:date>2022-02-27T12:14:00Z</dc:date>
    <meta:template xlink:href="Normal" xlink:type="simple"/>
    <meta:editing-cycles>1</meta:editing-cycles>
    <meta:editing-duration>PT4140S</meta:editing-duration>
    <meta:document-statistic meta:page-count="1" meta:paragraph-count="2" meta:word-count="197" meta:character-count="1265" meta:row-count="8" meta:non-whitespace-character-count="1070"/>
  </office:meta>
</office:document-meta>
</file>